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99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default-cell-style-name="ce1"/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ist</text:p>
          </table:table-cell>
          <table:table-cell office:value-type="string" calcext:value-type="string">
            <text:p>deg up</text:p>
          </table:table-cell>
          <table:table-cell office:value-type="string" calcext:value-type="string">
            <text:p>deg down</text:p>
          </table:table-cell>
          <table:table-cell table:style-name="Default" office:value-type="string" calcext:value-type="string">
            <text:p>rad calc ht -</text:p>
          </table:table-cell>
          <table:table-cell office:value-type="string" calcext:value-type="string">
            <text:p>rad calc ht +</text:p>
          </table:table-cell>
          <table:table-cell office:value-type="string" calcext:value-type="string">
            <text:p>tan calc ht -</text:p>
          </table:table-cell>
          <table:table-cell office:value-type="string" calcext:value-type="string">
            <text:p>tan calc ht +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7" calcext:value-type="float">
            <text:p>7</text:p>
          </table:table-cell>
          <table:table-cell office:value-type="float" office:value="-3" calcext:value-type="float">
            <text:p>-3</text:p>
          </table:table-cell>
          <table:table-cell table:formula="of:=(TAN(RADIANS([.B2]))-TAN(RADIANS([.C2])))*[.A2]" office:value-type="float" office:value="4.55500084483459" calcext:value-type="float">
            <text:p>4.5550008448</text:p>
          </table:table-cell>
          <table:table-cell table:formula="of:=(TAN(RADIANS([.B2]))+TAN(RADIANS([.C2])))*[.A2]" office:value-type="float" office:value="1.82979632211645" calcext:value-type="float">
            <text:p>1.8297963221</text:p>
          </table:table-cell>
          <table:table-cell table:formula="of:=(TAN([.B2])-TAN([.C2]))*[.A2]" office:value-type="float" office:value="18.9514374309011" calcext:value-type="float">
            <text:p>18.9514374309</text:p>
          </table:table-cell>
          <table:table-cell table:style-name="ce2" table:formula="of:=(TAN([.B2])+TAN([.C2]))*[.A2]" office:value-type="float" office:value="26.3638576707635" calcext:value-type="float">
            <text:p>26.3638576708</text:p>
          </table:table-cell>
          <table:table-cell table:formula="of:=TAN(RADIANS([.B2]+[.C2]))*[.A2]" office:value-type="float" office:value="1.81809711053127" calcext:value-type="float">
            <text:p>1.81809711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5" calcext:value-type="float">
            <text:p>-5</text:p>
          </table:table-cell>
          <table:table-cell table:formula="of:=(TAN(RADIANS([.B3]))-TAN(RADIANS([.C3])))*[.A3]" office:value-type="float" office:value="5.9287669539362" calcext:value-type="float">
            <text:p>5.9287669539</text:p>
          </table:table-cell>
          <table:table-cell table:formula="of:=(TAN(RADIANS([.B3]))+TAN(RADIANS([.C3])))*[.A3]" office:value-type="float" office:value="1.37935645058815" calcext:value-type="float">
            <text:p>1.3793564506</text:p>
          </table:table-cell>
          <table:table-cell table:formula="of:=(TAN([.B3])-TAN([.C3]))*[.A3]" office:value-type="float" office:value="-264.685887998141" calcext:value-type="float">
            <text:p>-264.6858879981</text:p>
          </table:table-cell>
          <table:table-cell table:style-name="ce2" table:formula="of:=(TAN([.B3])+TAN([.C3]))*[.A3]" office:value-type="float" office:value="-88.8991076733186" calcext:value-type="float">
            <text:p>-88.8991076733</text:p>
          </table:table-cell>
          <table:table-cell table:formula="of:=TAN(RADIANS([.B3]+[.C3]))*[.A3]" office:value-type="float" office:value="1.36260226135907" calcext:value-type="float">
            <text:p>1.362602261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-4" calcext:value-type="float">
            <text:p>-4</text:p>
          </table:table-cell>
          <table:table-cell table:formula="of:=(TAN(RADIANS([.B4]))-TAN(RADIANS([.C4])))*[.A4]" office:value-type="float" office:value="8.78477611374046" calcext:value-type="float">
            <text:p>8.7847761137</text:p>
          </table:table-cell>
          <table:table-cell table:formula="of:=(TAN(RADIANS([.B4]))+TAN(RADIANS([.C4])))*[.A4]" office:value-type="float" office:value="5.14858189267792" calcext:value-type="float">
            <text:p>5.1485818927</text:p>
          </table:table-cell>
          <table:table-cell table:formula="of:=(TAN([.B4])-TAN([.C4]))*[.A4]" office:value-type="float" office:value="7.84752491746753" calcext:value-type="float">
            <text:p>7.8475249175</text:p>
          </table:table-cell>
          <table:table-cell table:formula="of:=(TAN([.B4])+TAN([.C4]))*[.A4]" office:value-type="float" office:value="-52.3591817647105" calcext:value-type="float">
            <text:p>-52.3591817647</text:p>
          </table:table-cell>
          <table:table-cell table:formula="of:=TAN(RADIANS([.B4]+[.C4]))*[.A4]" office:value-type="float" office:value="5.05388803758068" calcext:value-type="float">
            <text:p>5.053888037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-4" calcext:value-type="float">
            <text:p>-4</text:p>
          </table:table-cell>
          <table:table-cell table:formula="of:=(TAN(RADIANS([.B5]))-TAN(RADIANS([.C5])))*[.A5]" office:value-type="float" office:value="1.81809711053127" calcext:value-type="float">
            <text:p>1.8180971105</text:p>
          </table:table-cell>
          <table:table-cell table:formula="of:=(TAN(RADIANS([.B5]))+TAN(RADIANS([.C5])))*[.A5]" office:value-type="float" office:value="-1.81809711053127" calcext:value-type="float">
            <text:p>-1.8180971105</text:p>
          </table:table-cell>
          <table:table-cell table:formula="of:=(TAN([.B5])-TAN([.C5]))*[.A5]" office:value-type="float" office:value="30.103353341089" calcext:value-type="float">
            <text:p>30.1033533411</text:p>
          </table:table-cell>
          <table:table-cell table:formula="of:=(TAN([.B5])+TAN([.C5]))*[.A5]" office:value-type="float" office:value="-30.103353341089" calcext:value-type="float">
            <text:p>-30.1033533411</text:p>
          </table:table-cell>
          <table:table-cell table:formula="of:=TAN(RADIANS([.B5]+[.C5]))*[.A5]" office:value-type="float" office:value="-1.81809711053127" calcext:value-type="float">
            <text:p>-1.81809711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3.75" calcext:value-type="float">
            <text:p>3.75</text:p>
          </table:table-cell>
          <table:table-cell office:value-type="float" office:value="-4" calcext:value-type="float">
            <text:p>-4</text:p>
          </table:table-cell>
          <table:table-cell table:formula="of:=(TAN(RADIANS([.B6]))-TAN(RADIANS([.C6])))*[.A6]" office:value-type="float" office:value="3.52222714372746" calcext:value-type="float">
            <text:p>3.5222271437</text:p>
          </table:table-cell>
          <table:table-cell table:formula="of:=(TAN(RADIANS([.B6]))+TAN(RADIANS([.C6])))*[.A6]" office:value-type="float" office:value="-0.113967077335077" calcext:value-type="float">
            <text:p>-0.1139670773</text:p>
          </table:table-cell>
          <table:table-cell table:formula="of:=(TAN([.B6])-TAN([.C6]))*[.A6]" office:value-type="float" office:value="48.213675469987" calcext:value-type="float">
            <text:p>48.21367547</text:p>
          </table:table-cell>
          <table:table-cell table:formula="of:=(TAN([.B6])+TAN([.C6]))*[.A6]" office:value-type="float" office:value="-11.9930312121911" calcext:value-type="float">
            <text:p>-11.9930312122</text:p>
          </table:table-cell>
          <table:table-cell table:formula="of:=TAN(RADIANS([.B6]+[.C6]))*[.A6]" office:value-type="float" office:value="-0.113447121338241" calcext:value-type="float">
            <text:p>-0.113447121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8" calcext:value-type="float">
            <text:p>8</text:p>
          </table:table-cell>
          <table:table-cell office:value-type="float" office:value="-4" calcext:value-type="float">
            <text:p>-4</text:p>
          </table:table-cell>
          <table:table-cell table:formula="of:=(TAN(RADIANS([.B7]))-TAN(RADIANS([.C7])))*[.A7]" office:value-type="float" office:value="5.47215881279345" calcext:value-type="float">
            <text:p>5.4721588128</text:p>
          </table:table-cell>
          <table:table-cell table:formula="of:=(TAN(RADIANS([.B7]))+TAN(RADIANS([.C7])))*[.A7]" office:value-type="float" office:value="1.83596459173091" calcext:value-type="float">
            <text:p>1.8359645917</text:p>
          </table:table-cell>
          <table:table-cell table:formula="of:=(TAN([.B7])-TAN([.C7]))*[.A7]" office:value-type="float" office:value="-146.689144494641" calcext:value-type="float">
            <text:p>-146.6891444946</text:p>
          </table:table-cell>
          <table:table-cell table:formula="of:=(TAN([.B7])+TAN([.C7]))*[.A7]" office:value-type="float" office:value="-206.895851176819" calcext:value-type="float">
            <text:p>-206.8958511768</text:p>
          </table:table-cell>
          <table:table-cell table:formula="of:=TAN(RADIANS([.B7]+[.C7]))*[.A7]" office:value-type="float" office:value="1.81809711053127" calcext:value-type="float">
            <text:p>1.818097110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-4" calcext:value-type="float">
            <text:p>-4</text:p>
          </table:table-cell>
          <table:table-cell table:formula="of:=(TAN(RADIANS([.B8]))-TAN(RADIANS([.C8])))*[.A8]" office:value-type="float" office:value="7.34456771395185" calcext:value-type="float">
            <text:p>7.344567714</text:p>
          </table:table-cell>
          <table:table-cell table:formula="of:=(TAN(RADIANS([.B8]))+TAN(RADIANS([.C8])))*[.A8]" office:value-type="float" office:value="3.7083734928893" calcext:value-type="float">
            <text:p>3.7083734929</text:p>
          </table:table-cell>
          <table:table-cell table:formula="of:=(TAN([.B8])-TAN([.C8]))*[.A8]" office:value-type="float" office:value="13.5709951958879" calcext:value-type="float">
            <text:p>13.5709951959</text:p>
          </table:table-cell>
          <table:table-cell table:formula="of:=(TAN([.B8])+TAN([.C8]))*[.A8]" office:value-type="float" office:value="-46.6357114862901" calcext:value-type="float">
            <text:p>-46.6357114863</text:p>
          </table:table-cell>
          <table:table-cell table:formula="of:=TAN(RADIANS([.B8]+[.C8]))*[.A8]" office:value-type="float" office:value="3.65406170226218" calcext:value-type="float">
            <text:p>3.6540617023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5" calcext:value-type="float">
            <text:p>15</text:p>
          </table:table-cell>
          <table:table-cell office:value-type="float" office:value="3.75" calcext:value-type="float">
            <text:p>3.75</text:p>
          </table:table-cell>
          <table:table-cell table:formula="of:=(TAN(RADIANS([.B9]))-TAN(RADIANS([.C9])))*[.A9]" office:value-type="float" office:value="5.262548970013" calcext:value-type="float">
            <text:p>5.26254897</text:p>
          </table:table-cell>
          <table:table-cell table:formula="of:=(TAN(RADIANS([.B9]))+TAN(RADIANS([.C9])))*[.A9]" office:value-type="float" office:value="8.67080903640538" calcext:value-type="float">
            <text:p>8.6708090364</text:p>
          </table:table-cell>
          <table:table-cell table:formula="of:=(TAN([.B9])-TAN([.C9]))*[.A9]" office:value-type="float" office:value="-40.3661505525194" calcext:value-type="float">
            <text:p>-40.3661505525</text:p>
          </table:table-cell>
          <table:table-cell table:formula="of:=(TAN([.B9])+TAN([.C9]))*[.A9]" office:value-type="float" office:value="-4.14550629472353" calcext:value-type="float">
            <text:p>-4.1455062947</text:p>
          </table:table-cell>
          <table:table-cell table:formula="of:=TAN(RADIANS([.B9]+[.C9]))*[.A9]" office:value-type="float" office:value="8.82581073044777" calcext:value-type="float">
            <text:p>8.8258107304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(TAN(RADIANS([.B10]))-TAN(RADIANS([.C10])))*[.A10]" office:value-type="float" office:value="1.8724089011584" calcext:value-type="float">
            <text:p>1.8724089012</text:p>
          </table:table-cell>
          <table:table-cell table:formula="of:=(TAN(RADIANS([.B10]))+TAN(RADIANS([.C10])))*[.A10]" office:value-type="float" office:value="9.18053230568275" calcext:value-type="float">
            <text:p>9.1805323057</text:p>
          </table:table-cell>
          <table:table-cell table:formula="of:=(TAN([.B10])-TAN([.C10]))*[.A10]" office:value-type="float" office:value="160.260139690529" calcext:value-type="float">
            <text:p>160.2601396905</text:p>
          </table:table-cell>
          <table:table-cell table:formula="of:=(TAN([.B10])+TAN([.C10]))*[.A10]" office:value-type="float" office:value="-193.324855980931" calcext:value-type="float">
            <text:p>-193.3248559809</text:p>
          </table:table-cell>
          <table:table-cell table:formula="of:=TAN(RADIANS([.B10]+[.C10]))*[.A10]" office:value-type="float" office:value="9.46322609092126" calcext:value-type="float">
            <text:p>9.46322609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18T09:52:08.818980216</meta:creation-date>
    <dc:date>2017-12-18T12:48:50.614806991</dc:date>
    <meta:editing-duration>PT15M51S</meta:editing-duration>
    <meta:editing-cycles>1</meta:editing-cycles>
    <meta:document-statistic meta:table-count="1" meta:cell-count="79" meta:object-count="0"/>
    <meta:generator>LibreOffice/5.1.6.2$Linux_X86_64 LibreOffice_project/10m0$Build-2</meta:generator>
  </office:meta>
</office:document-meta>
</file>